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draw:fill="solid" draw:fill-color="#00ff00" draw:opacity="30%" draw:textarea-horizontal-align="right" draw:textarea-vertical-align="top" draw:auto-grow-height="false" draw:shadow="hidden" draw:shadow-opacity="30%"/>
    </style:style>
    <style:style style:name="gr2" style:family="graphic" style:parent-style-name="standard">
      <style:graphic-properties draw:fill="solid" draw:fill-color="#00ff00" draw:textarea-horizontal-align="justify" draw:textarea-vertical-align="middle" draw:auto-grow-height="false" draw:shadow="hidden"/>
    </style:style>
    <style:style style:name="gr3" style:family="graphic" style:parent-style-name="standard">
      <style:graphic-properties draw:fill="solid" draw:fill-color="#9999ff" draw:textarea-horizontal-align="justify" draw:textarea-vertical-align="middle" draw:auto-grow-height="false" draw:shadow="hidden"/>
    </style:style>
    <style:style style:name="gr4" style:family="graphic" style:parent-style-name="standard">
      <style:graphic-properties draw:fill="solid" draw:fill-color="#ff3366" draw:textarea-horizontal-align="justify" draw:textarea-vertical-align="middle" draw:auto-grow-height="false" draw:shadow="hidden"/>
    </style:style>
    <style:style style:name="gr5" style:family="graphic" style:parent-style-name="standard">
      <style:graphic-properties draw:fill="solid" draw:fill-color="#e6e6ff" draw:textarea-vertical-align="middle" draw:auto-grow-height="false" fo:min-height="0.749cm" fo:min-width="0.499cm" draw:shadow="hidden"/>
    </style:style>
    <style:style style:name="gr6" style:family="graphic" style:parent-style-name="standard">
      <style:graphic-properties draw:fill="solid" draw:fill-color="#ff420e" draw:textarea-horizontal-align="justify" draw:textarea-vertical-align="middle" draw:auto-grow-height="false" draw:shadow="hidden"/>
    </style:style>
    <style:style style:name="gr7" style:family="graphic" style:parent-style-name="standard">
      <style:graphic-properties draw:textarea-horizontal-align="center" draw:textarea-vertical-align="middle" draw:shadow="hidden"/>
    </style:style>
    <style:style style:name="gr8" style:family="graphic" style:parent-style-name="standard">
      <style:graphic-properties draw:fill="solid" draw:fill-color="#00dcff" draw:textarea-horizontal-align="justify" draw:textarea-vertical-align="middle" draw:auto-grow-height="false" draw:shadow="hidden"/>
    </style:style>
    <style:style style:name="gr9" style:family="graphic" style:parent-style-name="standard">
      <style:graphic-properties draw:fill="solid" draw:fill-color="#ccffff" draw:textarea-horizontal-align="justify" draw:textarea-vertical-align="middle" draw:auto-grow-height="false" draw:shadow="hidden"/>
    </style:style>
    <style:style style:name="gr10"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family="'Trebuchet MS'" style:font-style-name="Обычный" style:font-family-generic="swiss" style:font-pitch="variable" fo:font-size="10pt" fo:font-style="normal" fo:font-weight="normal"/>
    </style:style>
    <style:style style:name="P3" style:family="paragraph">
      <style:paragraph-properties fo:text-align="center"/>
      <style:text-properties fo:font-family="'Trebuchet MS'" style:font-style-name="Обычный" style:font-family-generic="swiss" style:font-pitch="variable" fo:font-size="10pt" fo:font-style="normal" fo:font-weight="normal" style:font-size-asian="18pt" style:font-size-complex="18pt"/>
    </style:style>
    <style:style style:name="P4" style:family="paragraph">
      <style:paragraph-properties fo:text-align="center"/>
      <style:text-properties fo:font-family="'Trebuchet MS'" style:font-style-name="Обычный" style:font-family-generic="swiss" style:font-pitch="variable" fo:font-size="10pt" style:font-size-asian="18pt" style:font-size-complex="18pt"/>
    </style:style>
    <style:style style:name="T1" style:family="text">
      <style:text-properties fo:font-family="'Trebuchet MS'" style:font-style-name="Обычный" style:font-family-generic="swiss" style:font-pitch="variable" fo:font-size="10pt" fo:font-style="normal" fo:font-weight="normal"/>
    </style:style>
    <style:style style:name="T2" style:family="text">
      <style:text-properties fo:font-family="'Trebuchet MS'" style:font-style-name="Обычный" style:font-family-generic="swiss" style:font-pitch="variable" fo:font-size="10pt" fo:font-style="normal" fo:font-weight="normal" style:font-size-asian="18pt" style:font-size-complex="18pt"/>
    </style:style>
    <style:style style:name="T3" style:family="text">
      <style:text-properties fo:color="#ffff00" fo:font-family="'Trebuchet MS'" style:font-style-name="Обычный" style:font-family-generic="swiss" style:font-pitch="variable" fo:font-size="10pt" fo:font-style="normal" fo:font-weight="normal" style:font-size-asian="18pt" style:font-size-complex="18pt"/>
    </style:style>
    <style:style style:name="T4" style:family="text">
      <style:text-properties fo:color="#ffff00" fo:font-family="'Trebuchet MS'" style:font-style-name="Обычный" style:font-family-generic="swiss" style:font-pitch="variable" fo:font-size="10pt" fo:font-style="normal" fo:font-weight="normal"/>
    </style:style>
    <style:style style:name="T5" style:family="text">
      <style:text-properties fo:font-family="'Trebuchet MS'" style:font-style-name="Обычный" style:font-family-generic="swiss" style:font-pitch="variable" fo:font-size="10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draw:layer="layout" svg:width="4cm" svg:height="2cm" svg:x="7.127cm" svg:y="12cm">
          <text:p text:style-name="P1"><text:span text:style-name="T1">DMZ</text:span></text:p>
          <text:p text:style-name="P1"><text:span text:style-name="T1"/></text:p>
          <draw:enhanced-geometry svg:viewBox="0 0 21600 21600" draw:type="rectangle" draw:enhanced-path="M 0 0 L 21600 0 21600 21600 0 21600 0 0 Z N"/>
        </draw:custom-shape>
        <draw:custom-shape draw:style-name="gr2" draw:text-style-name="P3" draw:id="id8" draw:layer="layout" svg:width="1cm" svg:height="1cm" svg:x="1.75cm" svg:y="12.5cm">
          <text:p text:style-name="P1"><text:span text:style-name="T2">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draw:id="id5" draw:layer="layout" svg:width="1cm" svg:height="1cm" svg:x="5.25cm" svg:y="13.25cm">
          <text:p text:style-name="P1"><text:span text:style-name="T3">AS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id="id1" draw:layer="layout" svg:width="2cm" svg:height="0.5cm" svg:x="6.377cm" svg:y="12.75cm">
          <text:p text:style-name="P1"><text:span text:style-name="T2">Firewal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3" draw:id="id3" draw:layer="layout" svg:width="2cm" svg:height="0.5cm" svg:x="9.877cm" svg:y="12.75cm">
          <text:p text:style-name="P1"><text:span text:style-name="T2">Firewal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3" draw:id="id2" draw:layer="layout" svg:width="1cm" svg:height="1cm" svg:x="8.627cm" svg:y="12.5cm">
          <text:p text:style-name="P1"><text:span text:style-name="T2">AS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id="id4" draw:layer="layout" svg:width="2cm" svg:height="1.25cm" svg:x="12.25cm" svg:y="12.38cm">
          <text:p text:style-name="P1"><text:span text:style-name="T1">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2" draw:id="id6" draw:layer="layout" svg:width="1cm" svg:height="1cm" svg:x="5.25cm" svg:y="11.75cm">
          <text:p text:style-name="P1"><text:span text:style-name="T4">HSM</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1" draw:layer="layout" svg:x1="8.377cm" svg:y1="12.999cm" svg:x2="8.627cm" svg:y2="13cm" draw:start-shape="id1" draw:start-glue-point="7" draw:end-shape="id2" draw:end-glue-point="3" svg:d="m8377 12999h126v1h124">
          <text:p/>
        </draw:connector>
        <draw:connector draw:style-name="gr7" draw:text-style-name="P1" draw:layer="layout" svg:x1="9.627cm" svg:y1="13cm" svg:x2="9.877cm" svg:y2="12.999cm" draw:start-shape="id2" draw:start-glue-point="1" draw:end-shape="id3" draw:end-glue-point="5" svg:d="m9627 13000h126v-1h124">
          <text:p/>
        </draw:connector>
        <draw:connector draw:style-name="gr7" draw:text-style-name="P1" draw:layer="layout" svg:x1="11.877cm" svg:y1="12.999cm" svg:x2="12.25cm" svg:y2="13.005cm" draw:start-shape="id3" draw:start-glue-point="7" draw:end-shape="id4" draw:end-glue-point="3" svg:d="m11877 12999h187v6h186">
          <text:p/>
        </draw:connector>
        <draw:connector draw:style-name="gr7" draw:text-style-name="P1" draw:layer="layout" svg:x1="5.75cm" svg:y1="13.25cm" svg:x2="6.377cm" svg:y2="12.999cm" draw:start-shape="id5" draw:start-glue-point="0" draw:end-shape="id1" draw:end-glue-point="5" svg:d="m5750 13250v-251h627">
          <text:p/>
        </draw:connector>
        <draw:connector draw:style-name="gr7" draw:text-style-name="P1" draw:layer="layout" svg:x1="5.749cm" svg:y1="12.75cm" svg:x2="6.377cm" svg:y2="12.999cm" draw:start-shape="id6" draw:start-glue-point="6" draw:end-shape="id1" draw:end-glue-point="5" svg:d="m5749 12750v249h628">
          <text:p/>
        </draw:connector>
        <draw:custom-shape draw:style-name="gr8" draw:text-style-name="P4" draw:id="id7" draw:layer="layout" svg:width="1.75cm" svg:height="1.25cm" svg:x="14.75cm" svg:y="12.38cm">
          <text:p text:style-name="P1"><text:span text:style-name="T5">Provider</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9" draw:text-style-name="P4" draw:id="id9" draw:layer="layout" svg:width="1.25cm" svg:height="1cm" svg:x="3.5cm" svg:y="11.75cm">
          <text:p text:style-name="P1"><text:span text:style-name="T5">AB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10" draw:text-style-name="P1" draw:layer="layout" svg:x1="14.25cm" svg:y1="13.005cm" svg:x2="14.75cm" svg:y2="13.004cm" draw:start-shape="id4" draw:start-glue-point="1" draw:end-shape="id7" draw:end-glue-point="5" svg:d="m14250 13005h251v-1h249">
          <text:p/>
        </draw:connector>
        <draw:connector draw:style-name="gr10" draw:text-style-name="P1" draw:layer="layout" svg:x1="6.377cm" svg:y1="12.999cm" svg:x2="2.75cm" svg:y2="12.999cm" draw:start-shape="id1" draw:start-glue-point="5" draw:end-shape="id8" draw:end-glue-point="8" svg:d="m6377 12999h-3627">
          <text:p/>
        </draw:connector>
        <draw:connector draw:style-name="gr10" draw:text-style-name="P1" draw:layer="layout" svg:x1="2.75cm" svg:y1="12.999cm" svg:x2="4.124cm" svg:y2="12.67cm" draw:start-shape="id8" draw:start-glue-point="8" draw:end-shape="id9" draw:end-glue-point="6" svg:d="m2750 12999h1374v-32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erzhan Tulepov</meta:initial-creator>
    <meta:creation-date>2010-02-01T16:54:45.62</meta:creation-date>
    <dc:date>2010-02-02T22:04:45.09</dc:date>
    <dc:creator>Yerzhan Tulepov</dc:creator>
    <meta:editing-duration>PT07H23M18S</meta:editing-duration>
    <meta:editing-cycles>11</meta:editing-cycles>
    <meta:generator>OpenOffice.org/3.1$Win32 OpenOffice.org_project/310m11$Build-9399</meta:generator>
    <meta:document-statistic meta:object-count="18"/>
  </office:meta>
</office:document-meta>
</file>